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>
      <style:text-properties style:font-name="Cambria" fo:language="ru" fo:country="RU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style:font-name-asian="Times New Roman2" style:font-name-complex="Times New Roman2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0.85cm" svg:height="0.85cm" draw:z-index="0"><draw:image xlink:href="../images/0209.png" xlink:type="simple" xlink:show="embed" xlink:actuate="onLoad"/></draw:frame></text:p>
          </table:table-cell>
          <table:table-cell table:style-name="Table1.B1" office:value-type="string">
            <text:h text:style-name="P8" text:outline-level="1">Разность нулевого порядка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671cm" svg:height="1.769cm" draw:z-index="1"><draw:image xlink:href="../images/020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<text:span text:style-name="T4">Блок </text:span><text:span text:style-name="T5">векторизован</text:span><text:span text:style-name="T7">, реализует вычисление разности </text:span><text:span text:style-name="T1">0</text:span><text:span text:style-name="T7">-го порядка по формуле:</text:span></text:p>
            <text:p text:style-name="P13"><text:span text:style-name="T2">yᵢ(t) = xᵢ(t) – xᵢ(t – ∆t),</text:span></text:p>
            <text:p text:style-name="P5"><text:span text:style-name="T7">где </text:span><text:span text:style-name="T3">xᵢ(t), xᵢ(t – ∆t) </text:span><text:span text:style-name="T7">– значения i-го элемента входного сигнала в блок на текущем и предыдущем шагах интегрирования;</text:span></text:p>
            <text:p text:style-name="P5"><text:span text:style-name="T3">yᵢ(t) </text:span><text:span text:style-name="T7">– i-ый элемент выходного сигнала из блока в текущий момент модельного времени.</text:span></text:p>
            <text:p text:style-name="P4"><text:span text:style-name="T6">Примечания:</text:span> </text:p>
            <text:list xml:id="list3493164347824727496" text:style-name="L1">
              <text:list-item>
                <text:p text:style-name="P9"><text:span text:style-name="T8">По умолчанию блок реализует вычисление разности </text:span><text:span text:style-name="T1">0</text:span><text:span text:style-name="T8">-го порядка для </text:span><text:span text:style-name="T9">скалярного</text:span><text:span text:style-name="T8"> входного сигнала.</text:span></text:p>
              </text:list-item>
            </text:list>
            <text:p text:style-name="P3"><text:span text:style-name="T6">Свойства</text:span>:</text:p>
            <text:list xml:id="list2597472094190755142" text:style-name="L2">
              <text:list-item>
                <text:p text:style-name="P11"><text:span text:style-name="T7">Начальные условия – вектор начальных значений </text:span><text:span text:style-name="T3">yᵢ(0) </text:span><text:span text:style-name="T7">выходной величины блока.</text:span></text:p>
              </text:list-item>
              <text:list-item>
                <text:p text:style-name="P12">Развязка алгебраических петель – флаг, указывающий должен ли данный блок производить развязку петель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зность нулевого порядка</dc:title>
    <dc:date>2014-12-25T10:23:56.95</dc:date>
    <meta:generator>OpenOffice/4.1.1$Win32 OpenOffice.org_project/411m6$Build-9775</meta:generator>
    <meta:editing-duration>PT6H58M6S</meta:editing-duration>
    <meta:editing-cycles>162</meta:editing-cycles>
    <meta:document-statistic meta:table-count="1" meta:image-count="2" meta:object-count="0" meta:page-count="1" meta:paragraph-count="15" meta:word-count="98" meta:character-count="655"/>
    <meta:user-defined meta:name="Поле 1"/>
    <meta:user-defined meta:name="Поле 2"/>
    <meta:user-defined meta:name="Поле 3"/>
    <meta:user-defined meta:name="Поле 4"/>
  </office:meta>
</office:document-meta>
</file>